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text-properties style:font-name="Courier New" fo:font-size="9pt" style:font-size-asian="9pt" style:font-size-complex="9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weight="normal" style:font-weight-asian="normal" style:font-weight-complex="normal"/>
    </style:style>
    <style:style style:name="P12"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3"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Text_20_body" style:list-style-name="L1">
      <style:paragraph-properties fo:margin-left="0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T1" style:family="text">
      <style:text-properties style:font-name="Courier New" fo:font-weight="bold" style:font-weight-asian="bold" style:font-weight-complex="bold"/>
    </style:style>
    <style:style style:name="T2"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3.1)</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3.1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9">c:\amforth\amforth-3.1\ <text:s text:c="15"/>&lt;-- main directory, holds your project files</text:p>
      <text:p text:style-name="P9"><text:s text:c="22"/>\core <text:s text:c="11"/>&lt;-- holds amforth core</text:p>
      <text:p text:style-name="P9"><text:s text:c="22"/>\core\devices <text:s text:c="3"/>&lt;-- holds declarations for different Atmel MCUs</text:p>
      <text:p text:style-name="P9"><text:s text:c="22"/>\core\words <text:s text:c="5"/>&lt;-- holds amforth words (assembler source)</text:p>
      <text:p text:style-name="P9"><text:s text:c="22"/>\lib <text:s text:c="12"/>&lt;-- library directory</text:p>
      <text:p text:style-name="P9"><text:tab/><text:tab/><text:tab/> <text:s/>\appl <text:s text:c="11"/>&lt;-- holds complete sample applications</text:p>
      <text:p text:style-name="P9"><text:s text:c="22"/>\doc <text:s text:c="12"/>&lt;-- holds documentation</text:p>
      <text:p text:style-name="P9"><text:s text:c="22"/>\examples <text:s text:c="7"/>&lt;-- holds forth code snippets</text:p>
      <text:p text:style-name="P9"/>
      <text:p text:style-name="P10">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0"/>
      <text:p text:style-name="P10">Note that although you will be creating assembly language source files, the files will be little more than a few macro invocations. <text:s/>Generally, you will not need to know any AVR assembly language to develop your applications.</text:p>
      <text:p text:style-name="P10"/>
      <text:p text:style-name="P10">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2">; ( n1 n2 -- flag ) Compare<text:line-break/>; R( -- )<text:line-break/>; compares two values<text:line-break/>VE_EQUAL:<text:line-break/> <text:s text:c="3"/>.dw $ff01</text:p>
      <text:p text:style-name="P12"><text:s text:c="4"/>.db "=",0<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4">defines the Forth inner interpreter,</text:p>
        </text:list-item>
        <text:list-item>
          <text:p text:style-name="P14">declares the starting address of the Forth kernel,</text:p>
        </text:list-item>
        <text:list-item>
          <text:p text:style-name="P14">allocates the memory for the final system,</text:p>
        </text:list-item>
        <text:list-item>
          <text:p text:style-name="P14">sets up the small area of EEPROM used by the Forth system,</text:p>
        </text:list-item>
        <text:list-item>
          <text:p text:style-name="P14">declares the interrupt service routine (ISR) support,</text:p>
        </text:list-item>
        <text:list-item>
          <text:p text:style-name="P14">adds the words to be assembled into low flash memory (dict_minimum.inc),</text:p>
        </text:list-item>
        <text:list-item>
          <text:p text:style-name="P14">adds the words to be assembled into high flash memory (dict_core.inc),</text:p>
        </text:list-item>
        <text:list-item>
          <text:p text:style-name="P14">adds the words specific to your application, if any (dict_appl.inc).</text:p>
        </text:list-item>
        <text:list-item>
          <text:p text:style-name="P14">adds the words for the forth compiler (dict_compiler.inc). You need to include it in your dict_appl.inc file.</text:p>
        </text:list-item>
        <text:list-item>
          <text:p text:style-name="P14">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core.inc</text:h>
      <text:p text:style-name="Text_20_body"/>
      <text:p text:style-name="Text_20_body">This file was called dict_high.inc in previous versions of amforth.</text:p>
      <text:p text:style-name="Text_20_body"/>
      <text:p text:style-name="Text_20_body">This file lists all amforth core words that will be included in that part of amforth's dictionary stored in high flash memory (also known as the bootloader area). <text:s/>The following excerpt from the standard dict_core.inc file shows how the file fits into the amforth system.</text:p>
      <text:p text:style-name="Text_20_body"/>
      <text:p text:style-name="P12">;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core.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core.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core.inc unchanged.</text:p>
      <text:p text:style-name="Text_20_body"/>
      <text:p text:style-name="P6"/>
      <text:h text:style-name="Heading_20_2" text:outline-level="2" text:is-list-header="true">dict_minimum.inc</text:h>
      <text:p text:style-name="Text_20_body">This file was called dict_low.inc in previous versions of amforth. <text:s/>Like dict_core.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2">, nor do they include the word </text:span><text:span text:style-name="T1">words</text:span><text:span text:style-name="T2">, used to list all words in the dictionary.</text:span></text:p>
      <text:p text:style-name="P11"/>
      <text:p text:style-name="P11">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9"/>
      <text:p text:style-name="P13">;</text:p>
      <text:p text:style-name="P13">; <text:s/>dict_appl.inc <text:s text:c="3"/>add application-specific words</text:p>
      <text:p text:style-name="P13">;</text:p>
      <text:p text:style-name="P13"/>
      <text:p text:style-name="P13">.include "words/udot.asm"</text:p>
      <text:p text:style-name="P13">.include "words/words.asm"</text:p>
      <text:p text:style-name="P13"/>
      <text:p text:style-name="P13">.include “dict_compiler.inc” <text:s/>; &lt;-- if you want an extendible system</text:p>
      <text:p text:style-name="P13">.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2">; ( -- ) System<text:line-break/>; R( -- )<text:line-break/>; application specific turnkey action<text:line-break/>VE_APPLTURNKEY:<text:line-break/> <text:s text:c="3"/>.dw $ff0b</text:p>
      <text:p text:style-name="P12"><text:s text:c="4"/>.db "applturnkey",0<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2"><text:s text:c="4"/>.dw XT_TOUSART0<text:line-break/> <text:s text:c="3"/>.dw XT_INTON<text:line-break/> <text:s text:c="3"/>.dw XT_VER<text:line-break/> <text:s text:c="3"/>.dw XT_EXIT<text:line-break/></text:p>
      <text:p text:style-name="P8">The above simple application sets the baud rate for the serial terminal to the baud rate defined in the template file, initializes USART0 for use as a serial port, turns on interrupts, and displays amforth's version information on this serial terminal.</text:p>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2">; This is a template for an amforth project.<text:line-break/>;<text:line-break/>; The order of the entries must not be changed since<text:line-break/>; it is very important that the settings are in the <text:line-break/>; right order<text:line-break/>;<text:line-break/>; first is to include the macros from the amforth<text:line-break/>; directory <text:line-break/><text:soft-page-break/>.include "macros.asm"<text:line-break/></text:p>
      <text:p text:style-name="P12">; include the amforth device definition file. These<text:line-break/>; files include the *def.inc from atmel internally.<text:line-break/>.include "devices/atmega168.asm"<text:line-break/><text:line-break/>; amforth needs two essential parameters<text:line-break/>; cpu clock in hertz, 1MHz is factory default<text:line-break/>.equ cpu_frequency = 8000000<text:line-break/><text:line-break/>; initial addresses of the data segments of the forth virtual machine<text:line-break/>.equ rstackstart = RAMEND ; return stack grows downward</text:p>
      <text:p text:style-name="P12">.equ stackstart <text:s/>= rstackstart – 80 ; data stack grows downward</text:p>
      <text:p text:style-name="P12">.equ heap <text:s text:c="7"/>= ramstart <text:s/>; heap grows upward</text:p>
      <text:p text:style-name="P12">;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2"><text:line-break/>; change these settings only if you know what you do.<text:lin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for the starting addresses place the two stacks and the free memory in the available RAM. For Atmegas with external memory it is useful to change the placement that the stacks are located in the internal RAM and the heap can grow up to the limit of 64KB. The size of the stacks depend on your application, but the normally don't need to be very large; the declaration above allots 80 bytes for the return stack.</text:p>
      <text:p text:style-name="Text_20_body"/>
      <text:p text:style-name="Text_20_body"><text:soft-page-break/>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mforth Userguide</dc:title>
    <meta:initial-creator>Karl Lunt</meta:initial-creator>
    <meta:creation-date>2007-08-28T21:07:28</meta:creation-date>
    <dc:date>2008-11-10T16:11:50</dc:date>
    <meta:printed-by>Karl Lunt</meta:printed-by>
    <meta:print-date>2007-09-23T12:58:17</meta:print-date>
    <meta:keyword>forth atmega micro controller</meta:keyword>
    <meta:editing-cycles>23</meta:editing-cycles>
    <meta:editing-duration>PT17H6M57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3" meta:paragraph-count="102" meta:word-count="3128" meta:character-count="19517"/>
  </office:meta>
</office:document-meta>
</file>